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List_20_Paragraph">
      <style:paragraph-properties fo:text-align="justify" style:justify-single-word="false"/>
      <style:text-properties fo:font-size="14pt" fo:font-weight="bold" officeooo:rsid="000c093e" officeooo:paragraph-rsid="000c093e" style:font-size-asian="14pt" style:font-weight-asian="bold" style:font-size-complex="14pt" style:font-weight-complex="bold"/>
    </style:style>
    <style:style style:name="P2" style:family="paragraph" style:parent-style-name="List_20_Paragraph">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List_20_Paragraph">
      <style:paragraph-properties fo:text-align="justify" style:justify-single-word="false"/>
      <style:text-properties fo:font-size="14pt" fo:font-weight="normal" officeooo:rsid="000c093e" officeooo:paragraph-rsid="000c093e" style:font-size-asian="14pt" style:font-weight-asian="normal" style:font-size-complex="14pt" style:font-weight-complex="normal"/>
    </style:style>
    <style:style style:name="P4" style:family="paragraph" style:parent-style-name="List_20_Paragraph">
      <style:paragraph-properties fo:text-align="justify" style:justify-single-word="false"/>
      <style:text-properties fo:font-size="14pt" fo:font-weight="normal" style:font-size-asian="14pt" style:font-weight-asian="normal" style:font-size-complex="14pt" style:font-weight-complex="normal"/>
    </style:style>
    <style:style style:name="P5" style:family="paragraph" style:parent-style-name="List_20_Paragraph">
      <style:paragraph-properties fo:text-align="justify" style:justify-single-word="false"/>
      <style:text-properties fo:font-size="14pt" fo:font-weight="normal" officeooo:rsid="000d4f8e" officeooo:paragraph-rsid="000d4f8e" style:font-size-asian="14pt" style:font-weight-asian="normal" style:font-size-complex="14pt" style:font-weight-complex="normal"/>
    </style:style>
    <style:style style:name="P6" style:family="paragraph" style:parent-style-name="List_20_Paragraph">
      <style:paragraph-properties fo:text-align="justify" style:justify-single-word="false"/>
      <style:text-properties fo:font-size="14pt" fo:font-weight="normal" officeooo:rsid="00123234" officeooo:paragraph-rsid="00123234" style:font-size-asian="14pt" style:font-weight-asian="normal" style:font-size-complex="14pt" style:font-weight-complex="normal"/>
    </style:style>
    <style:style style:name="P7" style:family="paragraph" style:parent-style-name="List_20_Paragraph" style:list-style-name="WWNum1">
      <style:paragraph-properties fo:text-align="justify" style:justify-single-word="false"/>
      <style:text-properties fo:font-weight="bold" style:font-weight-asian="bold" style:font-weight-complex="bold"/>
    </style:style>
    <style:style style:name="P8" style:family="paragraph" style:parent-style-name="List_20_Paragraph" style:list-style-name="WWNum1">
      <style:paragraph-properties fo:text-align="justify" style:justify-single-word="false"/>
      <style:text-properties fo:font-weight="bold" officeooo:paragraph-rsid="000c093e" style:font-weight-asian="bold" style:font-weight-complex="bold"/>
    </style:style>
    <style:style style:name="P9" style:family="paragraph" style:parent-style-name="List_20_Paragraph" style:list-style-name="L1">
      <style:paragraph-properties fo:text-align="justify" style:justify-single-word="false"/>
      <style:text-properties officeooo:paragraph-rsid="000d4f8e"/>
    </style:style>
    <style:style style:name="P10" style:family="paragraph" style:parent-style-name="List_20_Paragraph">
      <style:paragraph-properties fo:text-align="justify" style:justify-single-word="false"/>
      <style:text-properties fo:font-weight="normal" officeooo:rsid="000c8a49" officeooo:paragraph-rsid="000c8a49" style:font-weight-asian="normal" style:font-weight-complex="normal"/>
    </style:style>
    <style:style style:name="P11" style:family="paragraph" style:parent-style-name="List_20_Paragraph" style:list-style-name="L2">
      <style:paragraph-properties fo:text-align="justify" style:justify-single-word="false"/>
      <style:text-properties fo:font-weight="normal" officeooo:rsid="000eb1fe" officeooo:paragraph-rsid="000eb1fe" style:font-weight-asian="normal" style:font-weight-complex="normal"/>
    </style:style>
    <style:style style:name="P12" style:family="paragraph" style:parent-style-name="List_20_Paragraph">
      <style:paragraph-properties fo:text-align="justify" style:justify-single-word="false"/>
      <style:text-properties fo:font-weight="normal" officeooo:rsid="000eb1fe" officeooo:paragraph-rsid="000eb1fe" style:font-weight-asian="normal" style:font-weight-complex="normal"/>
    </style:style>
    <style:style style:name="P13" style:family="paragraph" style:parent-style-name="List_20_Paragraph" style:list-style-name="L2">
      <style:paragraph-properties fo:text-align="justify" style:justify-single-word="false"/>
      <style:text-properties fo:font-weight="normal" officeooo:rsid="00105f95" officeooo:paragraph-rsid="00105f95" style:font-weight-asian="normal" style:font-weight-complex="normal"/>
    </style:style>
    <style:style style:name="P14" style:family="paragraph" style:parent-style-name="List_20_Paragraph">
      <style:paragraph-properties fo:text-align="justify" style:justify-single-word="false"/>
      <style:text-properties fo:font-weight="normal" officeooo:rsid="00122efa" officeooo:paragraph-rsid="00122efa" style:font-weight-asian="normal" style:font-weight-complex="normal"/>
    </style:style>
    <style:style style:name="P15" style:family="paragraph" style:parent-style-name="List_20_Paragraph">
      <style:paragraph-properties fo:text-align="justify" style:justify-single-word="false"/>
      <style:text-properties fo:font-weight="normal" officeooo:rsid="0014ad4d" officeooo:paragraph-rsid="0014ad4d" style:font-weight-asian="normal" style:font-weight-complex="normal"/>
    </style:style>
    <style:style style:name="P16" style:family="paragraph" style:parent-style-name="Title" style:master-page-name="Standard">
      <style:paragraph-properties style:page-number="auto"/>
    </style:style>
    <style:style style:name="T1" style:family="text">
      <style:text-properties fo:font-size="14pt" style:font-size-asian="14pt" style:font-size-complex="14pt"/>
    </style:style>
    <style:style style:name="T2" style:family="text">
      <style:text-properties fo:font-size="14pt" officeooo:rsid="000c9d63" style:font-size-asian="14pt"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weight="normal" officeooo:rsid="000d4f8e" style:font-size-asian="14pt" style:font-weight-asian="normal" style:font-size-complex="14pt" style:font-weight-complex="normal"/>
    </style:style>
    <style:style style:name="T5" style:family="text">
      <style:text-properties officeooo:rsid="000c8a49"/>
    </style:style>
    <style:style style:name="T6" style:family="text">
      <style:text-properties officeooo:rsid="0012aa40"/>
    </style:style>
    <style:style style:name="T7" style:family="text">
      <style:text-properties officeooo:rsid="00141511"/>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eguntas Gestión de Adquisiciones</text:p>
      <text:p text:style-name="Standard"/>
      <text:list xml:id="list2866511786" text:style-name="WWNum1">
        <text:list-item>
          <text:p text:style-name="P8"><text:span text:style-name="T1">¿Qué es el enunciado del trabajo en un contrato? ¿Qué debe incluir?</text:span></text:p>
        </text:list-item>
      </text:list>
      <text:p text:style-name="P3">El enunciado del trabajo a realizar es la parte del contrato que detalla todas las características que abarcan al trabajo que debe ser realizado por el proveedor de dicho contrato. Esto debe abarcar correctamente tanto el alcance del trabajo a realizar como aquellas actividades colindantes que se lleven a cabo con el objetivo de la correcta realización del mismo <text:span text:style-name="T5">(como las reuniones a realizar, las condiciones para el desarrollo del trabajo etc).</text:span></text:p>
      <text:p text:style-name="P1"/>
      <text:list xml:id="list221307372050814" text:continue-numbering="true" text:style-name="WWNum1">
        <text:list-item>
          <text:p text:style-name="P7"><text:span text:style-name="T1">Explica con tus palabras cómo es el proceso de RFP en una empresa.</text:span></text:p>
        </text:list-item>
      </text:list>
      <text:p text:style-name="P10"><text:span text:style-name="T1">El RFP es un documento detallado sobre el trabajo que se esta ofertando y las condiciones del mismo, el cual se envía a las diferentes proveedores con el de que estos puedan acceder a dicha oferta y puede estar atado a un contrato de confidenc</text:span><text:span text:style-name="T2">ialidad.</text:span></text:p>
      <text:p text:style-name="P10"><text:span text:style-name="T1"/></text:p>
      <text:p text:style-name="P10"><text:span text:style-name="T1">El RFP debe especificar las condiciones los derechos que tienen ambas partes durante el proceso del trabajo y las intervenciones entre ambos. </text:span><text:span text:style-name="T2">El RFP debe estar compuestos por varios documentos, entre los que se encuentra el enunciado del trabajo</text:span></text:p>
      <text:p text:style-name="P2"/>
      <text:list xml:id="list221307219184216" text:continue-numbering="true" text:style-name="WWNum1">
        <text:list-item>
          <text:p text:style-name="P7"><text:span text:style-name="T1">¿Qué documentos, por parte del comprador, deben formar parte de una RFP?</text:span></text:p>
        </text:list-item>
      </text:list>
      <text:p text:style-name="P5">Expresado de una manera más general, el comprador debe facilitar los documentos necesarios para que el proveedor pueda conocer con claridad el tipo de trabajo que se esta planteando y las condiciones del mismo, tanto durante su desarrollo como para su acceso.</text:p>
      <text:p text:style-name="P5"/>
      <text:p text:style-name="P5">Dicho de una manera más específica, podemos diferenciar:</text:p>
      <text:list xml:id="list3445790707" text:style-name="L1">
        <text:list-item>
          <text:p text:style-name="P9"><text:span text:style-name="T4">El enunciado del trabajo a realizar.</text:span></text:p>
        </text:list-item>
        <text:list-item>
          <text:p text:style-name="P9"><text:span text:style-name="T4">Información de contexto.</text:span></text:p>
        </text:list-item>
        <text:list-item>
          <text:p text:style-name="P9"><text:soft-page-break/><text:span text:style-name="T4">El procedimiento a seguir para seleccionar al proveedor.</text:span></text:p>
        </text:list-item>
        <text:list-item>
          <text:p text:style-name="P9"><text:span text:style-name="T4">Formato de la oferta. </text:span></text:p>
        </text:list-item>
        <text:list-item>
          <text:p text:style-name="P9"><text:span text:style-name="T4">El tipo de contrato a firmar.</text:span></text:p>
        </text:list-item>
        <text:list-item>
          <text:p text:style-name="P9"><text:span text:style-name="T4">Términos y condiciones contractuales.</text:span></text:p>
        </text:list-item>
      </text:list>
      <text:p text:style-name="P5"/>
      <text:list xml:id="list221307503700315" text:continue-list="list221307219184216" text:style-name="WWNum1">
        <text:list-item>
          <text:p text:style-name="P7"><text:span text:style-name="T1">¿Puede un proveedor retirarse del proceso de selección? Ponga 2 ejemplos.</text:span></text:p>
        </text:list-item>
      </text:list>
      <text:p text:style-name="P12"><text:span text:style-name="T1">Un proveedor puede retirarse de un proceso de selección, aunque para esto deben darse algunas condiciones, por ejemplo:</text:span></text:p>
      <text:list xml:id="list1013459081" text:style-name="L2">
        <text:list-item>
          <text:p text:style-name="P11"><text:span text:style-name="T1">Un proveedor puede retirarse cuando la imagen de la empresa cliente se ha degradado tanto que puede llegar a afectarle negativamente continuar trabajando con la misma.</text:span></text:p>
        </text:list-item>
        <text:list-item>
          <text:p text:style-name="P13"><text:span text:style-name="T1">Un proveedor se retira si entre este y la empresa cliente se producto un conflicto que daña los intereses de ambos o de la empresa proveedora.</text:span></text:p>
        </text:list-item>
      </text:list>
      <text:p text:style-name="P2"/>
      <text:list xml:id="list221306423292911" text:continue-list="list221307503700315" text:style-name="WWNum1">
        <text:list-item>
          <text:p text:style-name="P7"><text:span text:style-name="T1">¿Qué puede hacerse para intentar alinear los objetivos del proveedor con los objetivos de nuestra compañía (comprador)?</text:span></text:p>
        </text:list-item>
      </text:list>
      <text:p text:style-name="P14"><text:span text:style-name="T1">Cuando los objetivos del proveedor y del cliente entran en conflicto, la forma más fácil de solucionarlo y continuar con el trabajo mutuo es alinear los mismos. </text:span></text:p>
      <text:p text:style-name="P14"><text:span text:style-name="T1"/></text:p>
      <text:p text:style-name="P14"><text:span text:style-name="T1">La forma más fácil de alinear dichos objetivos es mediante la propuesta de incentivos y el mantenimiento de buenas relaciones entre ambas partes. Para llevar esto a cabo es importante definir los KPAs y los SLAs correctamente.</text:span></text:p>
      <text:p text:style-name="P2"/>
      <text:list xml:id="list221306921418908" text:continue-numbering="true" text:style-name="WWNum1">
        <text:list-item>
          <text:p text:style-name="P7"><text:span text:style-name="T1">¿Qué riesgos tiene para el comprador un </text:span><text:span text:style-name="T3">contrato de precio fijo?</text:span><text:span text:style-name="T1"> ¿Y para el proveedor?</text:span></text:p>
        </text:list-item>
      </text:list>
      <text:p text:style-name="P6">Los contratos a precio fijo son aquellos en los que el precio a pagar por parte del cliente para la realización del trabajo es pactado desde un primer momento con una cuantía fija.</text:p>
      <text:p text:style-name="P6"/>
      <text:p text:style-name="P6">Para el comprador este tipo de contrato es el que menos riesgo constituye, pues se conoce desde el principio el <text:span text:style-name="T6">coste del proyecto y el beneficio que se tendrá por llevar a cabo el mismo-</text:span></text:p>
      <text:p text:style-name="P6"/>
      <text:p text:style-name="P6"><text:soft-page-break/>Para el proveedor <text:span text:style-name="T6">este tipo de contrato es el que más riesgo tiene, pues puede que el desarrollo del trabajo pactado por parte del proveedor se desvié de lo esperado. Para evitar esto es necesario estar atentos tanto a las posibles bajas </text:span><text:span text:style-name="T7">en la calidad o en el alcance llevado a cabo por el proveedor.</text:span></text:p>
      <text:p text:style-name="P4"/>
      <text:list xml:id="list221307037444140" text:continue-numbering="true" text:style-name="WWNum1">
        <text:list-item>
          <text:p text:style-name="P7"><text:span text:style-name="T1">¿En qué tipos de contrato es necesario auditar las facturas?</text:span></text:p>
        </text:list-item>
      </text:list>
      <text:p text:style-name="P15">Es importante auditar las facturas en los contratos de reembolso de coste, lo cual se debe a que los pagos se realizan en base a los costes incurridos para la realización del mismos (además de una cuantía adicional pactada a la hora de realizar el contrato). Esto quiere decir que los costes llevados acabo afectan directamente al dinero que debe aportar la empresa cliente, liego es muy importante tenerlos bajo control y certificarse de que se están empleando correctamen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UMBERTO MARTINEZ SILVA</meta:initial-creator>
    <meta:editing-cycles>18</meta:editing-cycles>
    <meta:creation-date>2022-04-09T08:55:00</meta:creation-date>
    <dc:date>2023-03-30T22:13:05.758846983</dc:date>
    <meta:editing-duration>PT1H13M18S</meta:editing-duration>
    <meta:generator>LibreOffice/7.0.4.2$Linux_X86_64 LibreOffice_project/00$Build-2</meta:generator>
    <meta:document-statistic meta:table-count="0" meta:image-count="0" meta:object-count="0" meta:page-count="3" meta:paragraph-count="28" meta:word-count="682" meta:character-count="4021" meta:non-whitespace-character-count="3380"/>
    <meta:user-defined meta:name="AppVersion">16.0000</meta:user-defined>
    <meta:template xlink:type="simple" xlink:actuate="onRequest" xlink:title="Normal.dotm" xlink:href=""/>
  </office:meta>
</office:document-meta>
</file>